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Cache.lookup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JCacheCache( Cache &lt; Object , Object &gt; j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putIfAbsent( Object key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Cache.JCacheCache( Cache &lt; Object , Object &gt; jcache ,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LoaderEntryProcessor.process( MutableEntry &lt; Object , Object &gt; entry , Object ...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ache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cheCache.get( Object key , Callable &lt; T &gt; valu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cheCache.pu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.evic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